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oblem 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numGrade</text:p>
          </table:table-cell>
          <table:table-cell office:value-type="string" calcext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 2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numCookie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 3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iUP</text:p>
          </table:table-cell>
          <table:table-cell office:value-type="string" calcext:value-type="string">
            <text:p>iDow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4" office:value-type="string" calcext:value-type="string">
            <text:p>-------------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31:50.806589162</meta:creation-date>
    <dc:date>2019-10-23T19:46:23.406430370</dc:date>
    <meta:editing-duration>PT3H40M51S</meta:editing-duration>
    <meta:editing-cycles>3</meta:editing-cycles>
    <meta:generator>LibreOffice/6.0.7.3$Linux_X86_64 LibreOffice_project/00m0$Build-3</meta:generator>
    <meta:document-statistic meta:table-count="3" meta:cell-count="69" meta:object-count="0"/>
  </office:meta>
</office:document-meta>
</file>